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ldcardRequestAttributeMatcher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ldcardRequestAttributeMatcher.getMatchString( Map objectModel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